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RobotoDraft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urso Profesional de Git y Github</text:p>
      <text:p text:style-name="Standard">Luis Felipe Narvaez Gomez. E-mail: <text:a xlink:type="simple" xlink:href="mailto:ing.felipenarvaez017@gmail.com" text:style-name="Internet_20_link" text:visited-style-name="Visited_20_Internet_20_Link">ing.felipenarvaez017@gmail.com</text:a>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RobotoDraft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is Felipe Narvaez Gomez</meta:initial-creator>
    <meta:creation-date>2022-05-02T10:56:45.89</meta:creation-date>
    <meta:document-statistic meta:table-count="0" meta:image-count="0" meta:object-count="0" meta:page-count="1" meta:paragraph-count="2" meta:word-count="12" meta:character-count="99"/>
    <dc:date>2022-05-02T11:06:37.31</dc:date>
    <dc:creator>Luis Felipe Narvaez Gomez</dc:creator>
    <meta:editing-duration>PT9M54S</meta:editing-duration>
    <meta:editing-cycles>1</meta:editing-cycles>
    <meta:generator>OpenOffice/4.1.11$Win32 OpenOffice.org_project/4111m1$Build-9808</meta:generator>
  </office:meta>
</office:document-meta>
</file>